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00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77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318cm" svg:height="2.794cm" svg:x="8.874cm" svg:y="14.081cm">
          <text:p text:style-name="P1">Project</text:p>
          <draw:enhanced-geometry svg:viewBox="0 0 21600 21600" draw:type="rectangle" draw:enhanced-path="M 0 0 L 21600 0 21600 21600 0 21600 0 0 Z N"/>
        </draw:custom-shape>
        <draw:frame draw:style-name="gr2" draw:layer="layout" svg:width="2.541cm" svg:height="0.962cm" svg:x="9.001cm" svg:y="1.381cm">
          <draw:text-box>
            <text:p>Project</text:p>
          </draw:text-box>
        </draw:frame>
        <draw:frame draw:style-name="gr3" draw:layer="layout" svg:width="2.225cm" svg:height="0.962cm" svg:x="17.383cm" svg:y="14.081cm">
          <draw:text-box>
            <text:p>Model</text:p>
          </draw:text-box>
        </draw:frame>
        <draw:frame draw:style-name="gr4" draw:layer="layout" svg:width="1.861cm" svg:height="0.962cm" svg:x="17.812cm" svg:y="26.18cm">
          <draw:text-box>
            <text:p>View</text:p>
          </draw:text-box>
        </draw:frame>
        <draw:frame draw:style-name="gr4" draw:layer="layout" svg:width="3.245cm" svg:height="0.962cm" svg:x="16.297cm" svg:y="5.626cm">
          <draw:text-box>
            <text:p>Controller</text:p>
          </draw:text-box>
        </draw:frame>
        <draw:custom-shape draw:style-name="gr1" draw:text-style-name="P1" xml:id="id1" draw:id="id1" draw:layer="layout" svg:width="3.175cm" svg:height="1.397cm" svg:x="1.381cm" svg:y="26.908cm">
          <text:p text:style-name="P1">new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794cm" svg:height="1.397cm" svg:x="5.445cm" svg:y="26.908cm">
          <text:p text:style-name="P1">save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794cm" svg:height="1.27cm" svg:x="9.128cm" svg:y="26.908cm">
          <text:p text:style-name="P1">open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.968cm" svg:y1="26.908cm" svg:x2="8.874cm" svg:y2="15.478cm" draw:start-shape="id1" draw:start-glue-point="0" draw:end-shape="id2" draw:end-glue-point="3" svg:d="M2968 26908v-11430h5906" svg:viewBox="0 0 5907 11431">
          <text:p/>
        </draw:connector>
        <draw:frame draw:style-name="gr4" draw:layer="layout" svg:width="5.188cm" svg:height="1.673cm" svg:x="3.286cm" svg:y="15.605cm">
          <draw:text-box>
            <text:p>Create the new</text:p>
            <text:p>Project instance.</text:p>
          </draw:text-box>
        </draw:frame>
        <draw:connector draw:style-name="gr5" draw:text-style-name="P1" draw:layer="layout" svg:x1="6.842cm" svg:y1="26.908cm" svg:x2="11.033cm" svg:y2="16.875cm" draw:start-shape="id3" draw:start-glue-point="0" draw:end-shape="id2" draw:end-glue-point="2" svg:d="M6842 26908v-5017h4191v-5016" svg:viewBox="0 0 4192 10034">
          <text:p/>
        </draw:connector>
        <draw:connector draw:style-name="gr5" draw:text-style-name="P1" draw:layer="layout" svg:x1="11.922cm" svg:y1="27.543cm" svg:x2="13.192cm" svg:y2="15.478cm" draw:start-shape="id4" draw:start-glue-point="1" draw:end-shape="id2" draw:end-glue-point="1" svg:d="M11922 27543h1771v-12065h-501" svg:viewBox="0 0 1772 12066">
          <text:p/>
        </draw:connector>
        <draw:frame draw:style-name="gr6" draw:layer="layout" svg:width="5.588cm" svg:height="2.384cm" svg:x="7.223cm" svg:y="21.955cm">
          <draw:text-box>
            <text:p>Persist data that describes project into file</text:p>
          </draw:text-box>
        </draw:frame>
        <draw:frame draw:style-name="gr4" draw:layer="layout" svg:width="6.31cm" svg:height="3.095cm" svg:x="13.69cm" svg:y="20.13cm">
          <draw:text-box>
            <text:p>Read and instantiate</text:p>
            <text:p>The project model </text:p>
            <text:p>From the resulting</text:p>
            <text:p>Xml it reads</text:p>
          </draw:text-box>
        </draw:frame>
        <draw:custom-shape draw:style-name="gr1" draw:text-style-name="P1" xml:id="id5" draw:id="id5" draw:layer="layout" svg:width="1.905cm" svg:height="0.762cm" svg:x="2.143cm" svg:y="12.811cm">
          <text:p text:style-name="P1">name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4.048cm" svg:y1="13.192cm" svg:x2="8.874cm" svg:y2="15.478cm" draw:start-shape="id5" draw:start-glue-point="1" draw:end-shape="id2" svg:d="M4048 13192h2413v2286h2413" svg:viewBox="0 0 4827 2287">
          <text:p/>
        </draw:connector>
        <draw:custom-shape draw:style-name="gr1" draw:text-style-name="P1" xml:id="id6" draw:id="id6" draw:layer="layout" svg:width="5.08cm" svg:height="0.762cm" svg:x="2.143cm" svg:y="11.795cm">
          <text:p text:style-name="P1">languages_used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7.223cm" svg:y1="12.176cm" svg:x2="8.874cm" svg:y2="15.478cm" draw:start-shape="id6" draw:start-glue-point="1" draw:end-shape="id2" draw:end-glue-point="3" svg:d="M7223 12176h826v3302h825" svg:viewBox="0 0 1652 3303">
          <text:p/>
        </draw:connector>
        <draw:custom-shape draw:style-name="gr1" draw:text-style-name="P1" draw:layer="layout" svg:width="3.429cm" svg:height="1.778cm" svg:x="14.081cm" svg:y="25.638cm">
          <text:p text:style-name="P1">Project</text:p>
          <draw:enhanced-geometry svg:viewBox="0 0 21600 21600" draw:type="rectangle" draw:enhanced-path="M 0 0 L 21600 0 21600 21600 0 21600 0 0 Z N"/>
        </draw:custom-shape>
        <draw:frame draw:style-name="gr4" draw:layer="layout" svg:width="4.058cm" svg:height="0.962cm" svg:x="14.087cm" svg:y="27.416cm">
          <draw:text-box>
            <text:p>(component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6T01:32:42.546066427</meta:creation-date>
    <meta:editing-cycles>2</meta:editing-cycles>
    <meta:editing-duration>PT1H11M54S</meta:editing-duration>
    <meta:keyword>qtide</meta:keyword>
    <dc:title>Project Interactions</dc:title>
    <dc:date>2014-03-16T02:51:23.910520236</dc:date>
    <meta:generator>LibreOffice/4.2.1.1$Linux_X86_64 LibreOffice_project/420m0$Build-1</meta:generator>
    <meta:document-statistic meta:object-count="20"/>
  </office:meta>
</office:document-meta>
</file>